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9414" officeooo:paragraph-rsid="001e9414"/>
    </style:style>
    <style:style style:name="T1" style:family="text">
      <style:text-properties officeooo:rsid="0020c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ittwoch <text:span text:style-name="T1">09.01.19</text:span></text:p>
      <text:p text:style-name="P1"/>
      <text:p text:style-name="P1">Beginn: 13:00</text:p>
      <text:p text:style-name="P1"/>
      <text:p text:style-name="P1">Ende: 13:52</text:p>
      <text:p text:style-name="P1"/>
      <text:p text:style-name="P1"/>
      <text:p text:style-name="P1">Arbeit vor Ort in Kleingruppen </text:p>
      <text:p text:style-name="P1"/>
      <text:p text:style-name="P1">Absprachen zwischen den Gruppen bezüglich Themen: </text:p>
      <text:p text:style-name="P1"/>
      <text:p text:style-name="P1"><text:tab/>- Message Handling bei Android und der KI </text:p>
      <text:p text:style-name="P1"/>
      <text:p text:style-name="P1"><text:tab/>- Probleme bei connectivität mit Server auf seiten andr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32S</meta:editing-duration>
    <meta:editing-cycles>5</meta:editing-cycles>
    <meta:generator>LibreOffice/5.4.6.2$Windows_X86_64 LibreOffice_project/4014ce260a04f1026ba855d3b8d91541c224eab8</meta:generator>
    <dc:date>2019-01-20T17:43:39.423000000</dc:date>
    <meta:document-statistic meta:table-count="0" meta:image-count="0" meta:object-count="0" meta:page-count="1" meta:paragraph-count="7" meta:word-count="35" meta:character-count="232" meta:non-whitespace-character-count="199"/>
    <meta:user-defined meta:name="Info 1"/>
    <meta:user-defined meta:name="Info 2"/>
    <meta:user-defined meta:name="Info 3"/>
    <meta:user-defined meta:name="Info 4"/>
  </office:meta>
</office:document-meta>
</file>